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етальное пошаговое описание процесса CI/CD</text:p>
      <text:p text:style-name="Standard">Давайте предположим, что разработчик завершил работу над функциональностью и хочет запустить процесс деплоя. Мы рассмотрим два сценария: пуш в тестовую ветку (например, dev или test) и пуш в мастер (main/master).</text:p>
      <text:p text:style-name="Standard"/>
      <text:p text:style-name="Standard">Этап 1: Инициирование процесса (Пуш в репозиторий)</text:p>
      <text:p text:style-name="Standard">Действие разработчика: Разработчик делает git push origin feature-branch в удаленный репозиторий на Bitbucket.</text:p>
      <text:p text:style-name="Standard"/>
      <text:p text:style-name="Standard">Слияние (Merge): После код-ревью и апрува пул-реквеста этот код мержится в целевую ветку (test или main).</text:p>
      <text:p text:style-name="Standard"/>
      <text:p text:style-name="Standard">Триггер: Событие "пуш" в эти ветки активирует Webhook в Bitbucket. Этот webhook отправляет HTTP-запрос (например, POST) на заранее настроенный URL-адрес Jenkins, сообщая ему: "В ветке X произошли изменения!".</text:p>
      <text:p text:style-name="Standard"/>
      <text:p text:style-name="Standard">Этап 2: Сборка и тестирование (Jenkins Pipeline)</text:p>
      <text:p text:style-name="Standard">Запуск Jenkins Job/Pipeline: Jenkins получает webhook, видит, что событие связано с определенным проектом (Job) и запускает соответствующий Pipeline.</text:p>
      <text:p text:style-name="Standard"/>
      <text:p text:style-name="Standard">Pipeline — это код (чаще всего Jenkinsfile, лежащий в корне репозитория), который описывает все этапы CI/CD.</text:p>
      <text:p text:style-name="Standard"/>
      <text:p text:style-name="Standard">Этап "Build":</text:p>
      <text:p text:style-name="Standard"/>
      <text:p text:style-name="Standard">Jenkins "забирает" (checkout) актуальный код из ветки, которая была запущена.</text:p>
      <text:p text:style-name="Standard"/>
      <text:p text:style-name="Standard">Запускается сборка проекта (например, mvn clean package для Java или npm run build для Node.js). Результатом этого этапа является артефакт — jar, war или просто готовый код.</text:p>
      <text:p text:style-name="Standard"/>
      <text:p text:style-name="Standard">Этап "Test":</text:p>
      <text:p text:style-name="Standard"/>
      <text:p text:style-name="Standard">Запускаются автоматизированные тесты: юнит-тесты, интеграционные тесты и т.д.</text:p>
      <text:p text:style-name="Standard"/>
      <text:p text:style-name="Standard">Важный момент: На этом этапе часто запускаются команды линтеров и анализаторов кода (SonarQube).</text:p>
      <text:p text:style-name="Standard"/>
      <text:p text:style-name="Standard">Этап "Build Docker Image":</text:p>
      <text:p text:style-name="Standard"/>
      <text:p text:style-name="Standard">Используя Dockerfile из репозитория, Jenkins собирает Docker-образ.</text:p>
      <text:p text:style-name="Standard"/>
      <text:p text:style-name="Standard">Пример команды: docker build -t my-app:1.2.3 .</text:p>
      <text:p text:style-name="Standard"/>
      <text:p text:style-name="Standard">Где 1.2.3 — это уникальный тег, часто генерируемый из номера сборки Jenkins ($BUILD_NUMBER) или хэша коммита.</text:p>
      <text:p text:style-name="Standard"/>
      <text:p text:style-name="Standard">Этап "Push Image":</text:p>
      <text:p text:style-name="Standard"/>
      <text:p text:style-name="Standard">Собранный образ необходимо сохранить в Container Registry (Docker Hub, Harbor, GitLab Registry, AWS ECR и т.д.).</text:p>
      <text:p text:style-name="Standard"/>
      <text:p text:style-name="Standard">Jenkins аутентифицируется в registry и пушит образ: docker push my-registry.com/my-app:1.2.3</text:p>
      <text:p text:style-name="Standard"><text:soft-page-break/></text:p>
      <text:p text:style-name="Standard">Теперь образ доступен для развертывания в любом месте, включая ваш Kubernetes-кластер.</text:p>
      <text:p text:style-name="Standard"/>
      <text:p text:style-name="Standard">Этап 3: Деплой в Kubernetes</text:p>
      <text:p text:style-name="Standard">Этап "Deploy to Kubernetes":</text:p>
      <text:p text:style-name="Standard"/>
      <text:p text:style-name="Standard">У Jenkins есть credentials (логин/токен) для доступа к Kubernetes API.</text:p>
      <text:p text:style-name="Standard"/>
      <text:p text:style-name="Standard">Jenkins не "заходит на сервер", а общается с кластером через команду kubectl или напрямую через API.</text:p>
      <text:p text:style-name="Standard"/>
      <text:p text:style-name="Standard">Стратегия обновления:</text:p>
      <text:p text:style-name="Standard"/>
      <text:p text:style-name="Standard">Jenkins обновляет манифест развертывания (Deployment YAML), который тоже хранится в репозитории (часто в папке k8s/ или deploy/). Он подставляет туда новый тег образа (my-app:1.2.3).</text:p>
      <text:p text:style-name="Standard"/>
      <text:p text:style-name="Standard">Выполняется команда: kubectl apply -f deployment.yaml -n namespace-name</text:p>
      <text:p text:style-name="Standard"/>
      <text:p text:style-name="Standard">Kubernetes видит, что в конфигурации Deployment изменился образ. План обновления (RollingUpdate) запускается автоматически!</text:p>
      <text:p text:style-name="Standard"/>
      <text:p text:style-name="Standard">K8s поэтапно создает новые поды (Pods) с новой версией приложения, проверяет их готовность (liveness/readiness probes) и gracefully останавливает старые поды.</text:p>
      <text:p text:style-name="Standard"/>
      <text:p text:style-name="Standard">Ветвление:</text:p>
      <text:p text:style-name="Standard"/>
      <text:p text:style-name="Standard">Если пуш был в test ветку: Деплой обычно происходит в namespace для тестирования (например, apps-test). После этого могут запускаться автоматические API-тесты против этого тестового окружения.</text:p>
      <text:p text:style-name="Standard"/>
      <text:p text:style-name="Standard">Если пуш был в main ветку: Деплой происходит в продакшен-namespace (например, apps-prod). Этот шаг часто требует дополнительного ручного подтверждения (Manual Approval Gate) в Jenkins Pipeline перед выполнением.</text:p>
      <text:p text:style-name="Standard"/>
      <text:p text:style-name="Standard">Отчетность: На всех этапах Jenkins отправляет уведомления в Slack/Email о статусе сборки: успех, неудача, кто был инициаторо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22:53.037414100</meta:creation-date>
    <dc:date>2025-09-10T15:23:24.179779000</dc:date>
    <meta:editing-duration>PT31S</meta:editing-duration>
    <meta:editing-cycles>1</meta:editing-cycles>
    <meta:document-statistic meta:table-count="0" meta:image-count="0" meta:object-count="0" meta:page-count="2" meta:paragraph-count="36" meta:word-count="445" meta:character-count="3356" meta:non-whitespace-character-count="2944"/>
    <meta:generator>LibreOffice/25.2.5.2$Windows_X86_64 LibreOffice_project/03d19516eb2e1dd5d4ccd751a0d6f35f35e08022</meta:generator>
  </office:meta>
</office:document-meta>
</file>